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Relatório Técnico:</text:p>
      <text:p text:style-name="Text_20_body">Implementamos um programa em linguagem C que manipula uma Stack (lista ligada) de processos. A Stack é representada pela struct <text:span text:style-name="Source_20_Text">stackT</text:span>, que possui um ponteiro para o nó inicial (<text:span text:style-name="Source_20_Text">head</text:span>). Cada nó da Stack é representado pela struct <text:span text:style-name="Source_20_Text">nodeT</text:span>, que contém um valor do tipo <text:span text:style-name="Source_20_Text">valueT</text:span> e um ponteiro para o próximo nó.</text:p>
      <text:p text:style-name="Text_20_body">A struct <text:span text:style-name="Source_20_Text">valueT</text:span> representa um processo e possui dois campos: <text:span text:style-name="Source_20_Text">processId</text:span> (identificador do processo) e <text:span text:style-name="Source_20_Text">command</text:span> (nome do comando ou programa que originou o processo).</text:p>
      <text:p text:style-name="Text_20_body">As seguintes funções foram implementadas:</text:p>
      <text:list text:style-name="L1">
        <text:list-item>
          <text:p text:style-name="P2"><text:span text:style-name="Source_20_Text">NewNode</text:span>: Cria um novo nó na heap e retorna um ponteiro para ele. O campo <text:span text:style-name="Source_20_Text">next</text:span> é inicializado como NULL.</text:p>
        </text:list-item>
        <text:list-item>
          <text:p text:style-name="P2"><text:span text:style-name="Source_20_Text">NewStack</text:span>: Cria uma nova Stack na heap e retorna um ponteiro para ela. O campo <text:span text:style-name="Source_20_Text">head</text:span> é inicializado como NULL.</text:p>
        </text:list-item>
        <text:list-item>
          <text:p text:style-name="P2"><text:span text:style-name="Source_20_Text">Push</text:span>: Adiciona um novo processo à Stack. Cria um novo nó, atribui o valor do processo a ele e o insere no início da Stack.</text:p>
        </text:list-item>
        <text:list-item>
          <text:p text:style-name="P2"><text:span text:style-name="Source_20_Text">Pop</text:span>: Remove o processo no topo da Stack e o retorna. Verifica se a Stack está vazia antes de realizar a remoção. Se a Stack estiver vazia, retorna um valor de erro predefinido.</text:p>
        </text:list-item>
        <text:list-item>
          <text:p text:style-name="P2"><text:span text:style-name="Source_20_Text">EmptyStack</text:span>: Esvazia a Stack, liberando a memória alocada para cada nó. O ponteiro <text:span text:style-name="Source_20_Text">head</text:span> é atribuído como NULL.</text:p>
        </text:list-item>
        <text:list-item>
          <text:p text:style-name="P2"><text:span text:style-name="Source_20_Text">FreeStack</text:span>: Libera a memória alocada para a Stack. Antes de liberar a memória, verifica se a Stack está vazia. Se a Stack não estiver vazia, retorna um erro.</text:p>
        </text:list-item>
        <text:list-item>
          <text:p text:style-name="P1"><text:span text:style-name="Source_20_Text">isEmpty</text:span>: Verifica se a Stack está vazia. Retorna 1 se a Stack estiver vazia (o ponteiro <text:span text:style-name="Source_20_Text">head</text:span> é NULL) ou 0 caso contrário.</text:p>
        </text:list-item>
      </text:list>
      <text:p text:style-name="Text_20_body">No <text:span text:style-name="Source_20_Text">main</text:span>, o programa cria uma nova Stack (<text:span text:style-name="Source_20_Text">myStack</text:span>) e adiciona três processos a ela. Em seguida, remove e exibe os processos da Stack. Verifica se a Stack está vazia e, finalmente, esvazia e libera a memória alocada para a Stack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clipseSpark </meta:initial-creator>
    <meta:creation-date>2011-11-28T23:36:19</meta:creation-date>
    <meta:generator>LibreOffice/7.4.5.1$Linux_X86_64 LibreOffice_project/40$Build-1</meta:generator>
    <dc:date>2023-06-08T17:24:59.309130737</dc:date>
    <meta:editing-duration>PT14M22S</meta:editing-duration>
    <meta:editing-cycles>1</meta:editing-cycles>
    <meta:document-statistic meta:table-count="0" meta:image-count="0" meta:object-count="0" meta:page-count="1" meta:paragraph-count="12" meta:word-count="300" meta:character-count="1661" meta:non-whitespace-character-count="1380"/>
  </office:meta>
</office:document-meta>
</file>